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47ff" draw:marker-start-width="0.28cm" draw:marker-end-width="0.28cm" draw:fill-color="#0047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47ff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0.2cm" svg:x="11cm" svg:y="10.2cm">
          <text:p/>
          <draw:enhanced-geometry svg:viewBox="0 0 21600 21600" draw:text-areas="?f7 ?f0 21600 ?f2" draw:type="left-arrow" draw:modifiers="2915.08903467666 7629.850746268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4.2cm" svg:y1="10.25cm" svg:x2="14.2cm" svg:y2="26.15cm">
          <text:p/>
        </draw:line>
        <draw:line draw:style-name="gr2" draw:text-style-name="P1" draw:layer="layout" svg:x1="10.9cm" svg:y1="26.1cm" svg:x2="14.2cm" svg:y2="2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goul Samuel</meta:initial-creator>
    <meta:creation-date>2013-08-28T15:03:11</meta:creation-date>
    <dc:date>2013-08-28T15:21:06</dc:date>
    <dc:creator>Degoul Samuel</dc:creator>
    <meta:editing-duration>PT2M45S</meta:editing-duration>
    <meta:editing-cycles>1</meta:editing-cycles>
    <meta:document-statistic meta:object-count="3"/>
    <meta:generator>LibreOffice/3.5$Linux_X86_64 LibreOffice_project/350m1$Build-2</meta:generator>
  </office:meta>
</office:document-meta>
</file>